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officeooo:rsid="0002b3de" officeooo:paragraph-rsid="0002b3de" style:font-weight-asian="bold" style:font-weight-complex="bold"/>
    </style:style>
    <style:style style:name="P3" style:family="paragraph" style:parent-style-name="Standard">
      <style:text-properties officeooo:rsid="0002b3de" officeooo:paragraph-rsid="0002b3de"/>
    </style:style>
    <style:style style:name="P4" style:family="paragraph" style:parent-style-name="Standard">
      <style:text-properties officeooo:paragraph-rsid="0002b3de"/>
    </style:style>
    <style:style style:name="T1" style:family="text">
      <style:text-properties officeooo:rsid="00048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 → 3 premières lettres du nom + 3 premières lettres du prénom (minuscule)</text:p>
      <text:p text:style-name="Standard">Mot de passe → 3 premières lettres du nom avec une majuscule + 3 premières lettres du prénom avec <text:tab/><text:tab/><text:tab/> <text:s text:c="3"/>une majuscule + !</text:p>
      <text:p text:style-name="P2"/>
      <text:p text:style-name="P2">connexion test:</text:p>
      <text:p text:style-name="Standard"/>
      <text:p text:style-name="Standard">délégué régional → login = villou mdp = VilLou!</text:p>
      <text:p text:style-name="Standard"/>
      <text:p text:style-name="P3">Visiteur → login = anddav mdp = AndDav!</text:p>
      <text:p text:style-name="P3"/>
      <text:p text:style-name="P3">Repsonsable de secteur → login = <text:span text:style-name="T1">bedchr</text:span> mdp = <text:span text:style-name="T1">BedChr!</text:span></text:p>
      <text:p text:style-name="P4"/>
      <text:p text:style-name="Standard"/>
      <text:p text:style-name="Standard"/>
      <text:p text:style-name="Standard">Exemple connexion :</text:p>
      <text:p text:style-name="Standard"/>
      <text:p text:style-name="Standard">Prénom : Louis</text:p>
      <text:p text:style-name="Standard">Nom : Villechalane</text:p>
      <text:p text:style-name="Standard"/>
      <text:p text:style-name="Standard">login : villou</text:p>
      <text:p text:style-name="Standard">mot de passe : VilLou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svg:stroke-opacity="100%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creation-date>2025-10-14T10:40:43.599915000</meta:creation-date>
    <meta:editing-cycles>3</meta:editing-cycles>
    <meta:editing-duration>PT14M31S</meta:editing-duration>
    <dc:date>2025-10-14T11:39:28.944482200</dc:date>
    <meta:document-statistic meta:table-count="0" meta:image-count="0" meta:object-count="0" meta:page-count="1" meta:paragraph-count="11" meta:word-count="83" meta:character-count="441" meta:non-whitespace-character-count="362"/>
  </office:meta>
</office:document-meta>
</file>